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draw:marker-end="Rounded_20_short_20_Arrow" draw:marker-end-width="0.508cm" draw:fill="none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7.7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5cm" fo:min-width="7.7cm"/>
      <style:paragraph-properties style:writing-mode="lr-tb"/>
    </style:style>
    <style:style style:name="gr5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5cm" fo:min-width="10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047cm" svg:y1="8cm" svg:x2="20.047cm" svg:y2="6.5cm">
          <text:p/>
        </draw:line>
        <draw:custom-shape draw:style-name="gr2" draw:text-style-name="P3" draw:layer="layout" svg:width="8.5cm" svg:height="2cm" svg:x="15.5cm" svg:y="8cm">
          <text:p text:style-name="P2">LimitCounte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5cm" svg:height="2.5cm" svg:x="15.5cm" svg:y="10cm">
          <text:p text:style-name="P4">&lt;&lt;get&gt;&gt;ToLimit:int</text:p>
          <text:p text:style-name="P4">&lt;&lt;get&gt;&gt;IsOver:boole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2cm" svg:x="16.5cm" svg:y="2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2cm" svg:height="2.5cm" svg:x="16.5cm" svg:y="4cm">
          <text:p text:style-name="P4">Increment()</text:p>
          <text:p text:style-name="P4">&lt;&lt;get&gt;&gt;Value:i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2cm" svg:x="5.5cm" svg:y="2cm">
          <text:p text:style-name="P2">SimpleDevic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2cm" svg:height="2.5cm" svg:x="5.5cm" svg:y="4cm">
          <text:p text:style-name="P4">SwitchOn()</text:p>
          <text:p text:style-name="P4">SwitchOff()</text:p>
          <text:p text:style-name="P4">&lt;&lt;get&gt;&gt;IsOn:boolea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cm" svg:height="2cm" svg:x="4.8cm" svg:y="8cm">
          <text:p text:style-name="P2">Finite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.2cm" svg:height="2.5cm" svg:x="4.8cm" svg:y="10cm">
          <text:p text:style-name="P4">&lt;&lt;get&gt;&gt;RemainingLife:int</text:p>
          <text:p text:style-name="P4">&lt;&lt;get&gt;&gt;Fails:boolea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3cm" svg:y1="9.2cm" svg:x2="15.5cm" svg:y2="9.2cm">
          <text:p/>
        </draw:line>
        <draw:line draw:style-name="gr1" draw:text-style-name="P1" draw:layer="layout" svg:x1="8.947cm" svg:y1="8cm" svg:x2="8.947cm" svg:y2="6.5cm">
          <text:p/>
        </draw:line>
        <draw:custom-shape draw:style-name="gr2" draw:text-style-name="P3" draw:layer="layout" svg:width="10.7cm" svg:height="2cm" svg:x="4.8cm" svg:y="14.5cm">
          <text:p text:style-name="P2">SmartHome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0.7cm" svg:height="2.5cm" svg:x="4.8cm" svg:y="16.5cm">
          <text:p text:style-name="P4">GetDevice(position:int):FiniteDevice</text:p>
          <text:p text:style-name="P4">SwitchOnOne()</text:p>
          <text:p text:style-name="P4">&lt;&lt;get&gt;&gt;AllWorking:boolea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2cm" svg:y1="14.5cm" svg:x2="8.2cm" svg:y2="12.5cm">
          <text:p/>
        </draw:line>
        <draw:frame draw:style-name="gr7" draw:text-style-name="P6" draw:layer="layout" svg:width="0.959cm" svg:height="0.962cm" svg:x="8.5cm" svg:y="12.53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30M46S</meta:editing-duration>
    <meta:editing-cycles>22</meta:editing-cycles>
    <meta:generator>LibreOffice/6.4.6.2$Linux_X86_64 LibreOffice_project/40$Build-2</meta:generator>
    <dc:date>2021-03-06T21:08:40.402496519</dc:date>
    <meta:document-statistic meta:object-count="15"/>
  </office:meta>
</office:document-meta>
</file>